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3.663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4.67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6.076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5.187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865cm" fo:min-width="6.711cm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143cm" svg:x="8.366cm" svg:y="1.762cm">
          <text:p text:style-name="P1"><text:span text:style-name="T1">alignment</text:span></text:p>
          <text:p text:style-name="P1"><text:span text:style-name="T1">fastq → s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91cm" svg:height="1.143cm" svg:x="8.366cm" svg:y="4.038cm">
          <text:p text:style-name="P1"><text:span text:style-name="T1">makeBAM</text:span></text:p>
          <text:p text:style-name="P1"><text:span text:style-name="T1">sam → b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191cm" svg:height="1.143cm" svg:x="8.366cm" svg:y="6.314cm">
          <text:p text:style-name="P1"><text:span text:style-name="T1">sortBAM</text:span></text:p>
          <text:p text:style-name="P1"><text:span text:style-name="T1">bam → sorted_b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5.207cm" svg:height="1.143cm" svg:x="7.858cm" svg:y="8.59cm">
          <text:p text:style-name="P1"><text:span text:style-name="T1">makeBedGraph</text:span></text:p>
          <text:p text:style-name="P1"><text:span text:style-name="T1">sorted_bam → bed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6.604cm" svg:height="1.143cm" svg:x="7.159cm" svg:y="10.866cm">
          <text:p text:style-name="P1"><text:span text:style-name="T1">sortBedGraph</text:span></text:p>
          <text:p text:style-name="P1"><text:span text:style-name="T1">bedGraph → sorted_bed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5.715cm" svg:height="1.143cm" svg:x="7.604cm" svg:y="13.143cm">
          <text:p text:style-name="P1"><text:span text:style-name="T1">makeBigWig</text:span></text:p>
          <text:p text:style-name="P1"><text:span text:style-name="T1">sorted_bedGraph → bigw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191cm" svg:height="1.143cm" svg:x="8.366cm" svg:y="15.419cm">
          <text:p text:style-name="P1"><text:span text:style-name="T1">peakCalling</text:span></text:p>
          <text:p text:style-name="P1"><text:span text:style-name="T1">sam → b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191cm" svg:height="1.143cm" svg:x="8.366cm" svg:y="17.695cm">
          <text:p text:style-name="P1"><text:span text:style-name="T1">catSortMerge</text:span></text:p>
          <text:p text:style-name="P1"><text:span text:style-name="T1">bed → merged_b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7.239cm" svg:height="1.143cm" svg:x="6.842cm" svg:y="19.971cm">
          <text:p text:style-name="P1"><text:span text:style-name="T1">intersectBed</text:span></text:p>
          <text:p text:style-name="P1"><text:span text:style-name="T1">sorted_bam + merged_bed → int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191cm" svg:height="1.143cm" svg:x="8.366cm" svg:y="22.247cm">
          <text:p text:style-name="P1"><text:span text:style-name="T1">prepareR</text:span></text:p>
          <text:p text:style-name="P1"><text:span text:style-name="T1">int.txt → countR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191cm" svg:height="1.143cm" svg:x="8.366cm" svg:y="24.495cm">
          <text:p text:style-name="P1"><text:span text:style-name="T1">R</text:span></text:p>
          <text:p text:style-name="P1"><text:span text:style-name="T1">countR.txt → 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0.461cm" svg:y1="2.905cm" svg:x2="10.461cm" svg:y2="4.038cm" draw:start-shape="id1" draw:start-glue-point="2" draw:end-shape="id2" draw:end-glue-point="0" svg:d="M10461 2905v1133" svg:viewBox="0 0 1 1134">
          <text:p/>
        </draw:connector>
        <draw:connector draw:style-name="gr6" draw:text-style-name="P3" draw:layer="layout" draw:type="line" svg:x1="10.461cm" svg:y1="5.181cm" svg:x2="10.461cm" svg:y2="6.314cm" draw:start-shape="id2" draw:start-glue-point="2" draw:end-shape="id3" draw:end-glue-point="0" svg:d="M10461 5181v1133" svg:viewBox="0 0 1 1134">
          <text:p/>
        </draw:connector>
        <draw:connector draw:style-name="gr6" draw:text-style-name="P3" draw:layer="layout" draw:type="line" svg:x1="10.461cm" svg:y1="7.457cm" svg:x2="10.461cm" svg:y2="8.59cm" draw:start-shape="id3" draw:start-glue-point="2" draw:end-shape="id4" draw:end-glue-point="0" svg:d="M10461 7457v1133" svg:viewBox="0 0 1 1134">
          <text:p/>
        </draw:connector>
        <draw:connector draw:style-name="gr6" draw:text-style-name="P3" draw:layer="layout" draw:type="line" svg:x1="10.461cm" svg:y1="9.733cm" svg:x2="10.461cm" svg:y2="10.866cm" draw:start-shape="id4" draw:start-glue-point="2" draw:end-shape="id5" draw:end-glue-point="0" svg:d="M10461 9733v1133" svg:viewBox="0 0 1 1134">
          <text:p/>
        </draw:connector>
        <draw:connector draw:style-name="gr6" draw:text-style-name="P3" draw:layer="layout" draw:type="line" svg:x1="10.461cm" svg:y1="12.009cm" svg:x2="10.461cm" svg:y2="13.143cm" draw:start-shape="id5" draw:start-glue-point="2" draw:end-shape="id6" draw:end-glue-point="0" svg:d="M10461 12009v1134" svg:viewBox="0 0 1 1135">
          <text:p/>
        </draw:connector>
        <draw:connector draw:style-name="gr6" draw:text-style-name="P3" draw:layer="layout" draw:type="line" svg:x1="10.461cm" svg:y1="16.562cm" svg:x2="10.461cm" svg:y2="17.695cm" draw:start-shape="id7" draw:start-glue-point="2" draw:end-shape="id8" draw:end-glue-point="0" svg:d="M10461 16562v1133" svg:viewBox="0 0 1 1134">
          <text:p/>
        </draw:connector>
        <draw:connector draw:style-name="gr6" draw:text-style-name="P3" draw:layer="layout" draw:type="line" svg:x1="10.461cm" svg:y1="18.838cm" svg:x2="10.461cm" svg:y2="19.971cm" draw:start-shape="id8" draw:start-glue-point="2" draw:end-shape="id9" draw:end-glue-point="0" svg:d="M10461 18838v1133" svg:viewBox="0 0 1 1134">
          <text:p/>
        </draw:connector>
        <draw:connector draw:style-name="gr6" draw:text-style-name="P3" draw:layer="layout" draw:type="line" svg:x1="10.461cm" svg:y1="21.114cm" svg:x2="10.461cm" svg:y2="22.247cm" draw:start-shape="id9" draw:start-glue-point="2" draw:end-shape="id10" draw:end-glue-point="0" svg:d="M10461 21114v1133" svg:viewBox="0 0 1 1134">
          <text:p/>
        </draw:connector>
        <draw:connector draw:style-name="gr6" draw:text-style-name="P3" draw:layer="layout" draw:type="line" svg:x1="10.461cm" svg:y1="23.39cm" svg:x2="10.461cm" svg:y2="24.495cm" draw:start-shape="id10" draw:start-glue-point="2" draw:end-shape="id11" draw:end-glue-point="0" svg:d="M10461 23390v1105" svg:viewBox="0 0 1 1106">
          <text:p/>
        </draw:connector>
        <draw:connector draw:style-name="gr6" draw:text-style-name="P3" draw:layer="layout" draw:type="curve" draw:line-skew="-0.82cm" svg:x1="8.366cm" svg:y1="6.885cm" svg:x2="6.842cm" svg:y2="20.542cm" draw:start-shape="id3" draw:start-glue-point="3" draw:end-shape="id9" draw:end-glue-point="3" svg:d="M8366 6885c-4288 0-3526 13657-1524 13657" svg:viewBox="0 0 3131 13658">
          <text:p/>
        </draw:connector>
        <draw:connector draw:style-name="gr6" draw:text-style-name="P3" draw:layer="layout" draw:type="curve" draw:line-skew="-1.641cm" svg:x1="8.366cm" svg:y1="2.333cm" svg:x2="8.366cm" svg:y2="15.99cm" draw:start-shape="id1" draw:start-glue-point="3" draw:end-shape="id7" draw:end-glue-point="3" svg:d="M8366 2333c-3234 0-3234 13657 0 13657" svg:viewBox="0 0 2426 13658">
          <text:p/>
        </draw:connector>
        <draw:line draw:style-name="gr7" draw:text-style-name="P3" draw:layer="layout" svg:x1="7.985cm" svg:y1="14.843cm" svg:x2="12.811cm" svg:y2="14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5-12T10:36:29.430874928</meta:creation-date>
    <dc:date>2016-05-12T10:55:29.646028342</dc:date>
    <dc:creator>Mathias </dc:creator>
    <meta:editing-duration>PT8M46S</meta:editing-duration>
    <meta:editing-cycles>2</meta:editing-cycles>
    <meta:generator>LibreOffice/5.0.3.2$Linux_X86_64 LibreOffice_project/00m0$Build-2</meta:generator>
    <meta:document-statistic meta:object-count="23"/>
  </office:meta>
</office:document-meta>
</file>